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paragraph-rsid="0017d404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paragraph-rsid="001fe5a3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8c4fe" officeooo:paragraph-rsid="0018c4fe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239518" officeooo:paragraph-rsid="00239518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1e2136" officeooo:paragraph-rsid="001e2136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e2136" officeooo:paragraph-rsid="001e2136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1fe5a3" officeooo:paragraph-rsid="001fe5a3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fe5a3" officeooo:paragraph-rsid="001fe5a3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a7bba" officeooo:paragraph-rsid="001a7bba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4pt" fo:font-weight="normal" officeooo:rsid="001a7bba" officeooo:paragraph-rsid="001a7bba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1e2136" officeooo:paragraph-rsid="001e2136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4pt" fo:font-weight="normal" officeooo:rsid="001e2136" officeooo:paragraph-rsid="001e2136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4pt" fo:font-weight="normal" officeooo:rsid="001fe5a3" officeooo:paragraph-rsid="001fe5a3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1fe5a3" officeooo:paragraph-rsid="001fe5a3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4pt" fo:font-style="normal" fo:font-weight="bold" officeooo:rsid="001e2136" officeooo:paragraph-rsid="001e2136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46a53"/>
    </style:style>
    <style:style style:name="T2" style:family="text">
      <style:text-properties officeooo:rsid="001643c4"/>
    </style:style>
    <style:style style:name="T3" style:family="text">
      <style:text-properties officeooo:rsid="0017d404"/>
    </style:style>
    <style:style style:name="T4" style:family="text">
      <style:text-properties officeooo:rsid="001a7bba"/>
    </style:style>
    <style:style style:name="T5" style:family="text">
      <style:text-properties officeooo:rsid="001e2136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officeooo:rsid="001fe5a3"/>
    </style:style>
    <style:style style:name="T9" style:family="text">
      <style:text-properties officeooo:rsid="00216176"/>
    </style:style>
    <style:style style:name="T10" style:family="text">
      <style:text-properties officeooo:rsid="00227f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p text:style-name="P7">1. Титульный слайд, название проекта, картинка, ФИ выступающего</text:p>
      <text:p text:style-name="P1"/>
      <text:p text:style-name="P1"><text:tab/>Я всех приветствую, меня зовут Илья, я представляю проект “защита от промпт инъекций”.</text:p>
      <text:p text:style-name="P1"/>
      <text:p text:style-name="P1"/>
      <text:p text:style-name="P1"/>
      <text:p text:style-name="P7">2. Проблема, подкрепленная цифрами.</text:p>
      <text:p text:style-name="P2"/>
      <text:p text:style-name="P3"><text:tab/>Давайте смоделируем такую ситуацию: <text:span text:style-name="T1">существует</text:span> некоторая компания, от крупного банка до мелкого интернет магазина, <text:span text:style-name="T2">у которой есть</text:span><text:span text:style-name="T1"> сайт с диалоговым окном, где клиенты могут задавать вопросы. В какой то момент руководство компании решает заменить менеджеров, который отвечают на вопросы, на ИИ агента. Что бы искусственный интеллект был в курсе услуг </text:span><text:span text:style-name="T3">или товаров</text:span><text:span text:style-name="T1">, которые компания может предоставить, </text:span><text:span text:style-name="T2">и знал ответы на типовые вопросы, ему нужно предоставить внутренние документы или даже базу данных, с которой он может взаимодействовать, т.е явно писать SQL запросы.</text:span></text:p>
      <text:p text:style-name="P3"><text:span text:style-name="T2"><text:line-break/><text:tab/></text:span><text:span text:style-name="T3">И в любом слуйчае найдутся злоумышленники, которые захотят вытянуть конфиденциальную информацию из документов или дропнуть базу данных. А наивный ИИ-агент выполнит вредоносный запрос, ничего не заподозрив. </text:span></text:p>
      <text:p text:style-name="P3"/>
      <text:p text:style-name="P2"/>
      <text:p text:style-name="P7">3. Как сейчас решается проблема</text:p>
      <text:p text:style-name="P2"/>
      <text:p text:style-name="P5"><text:tab/>Существующие решения этой проблемы подойдут не всем. Во первых в России ограничена покупка иностранных продуктов, где подобную проблему уже решали. Открытые решения предлагают использование тяженых LLM, для инференса которых нужны большие вычислительные мощности, <text:span text:style-name="T4">и следовательно дорогие видеокарты.</text:span></text:p>
      <text:p text:style-name="P2"/>
      <text:p text:style-name="P1"/>
      <text:p text:style-name="P7"><text:span text:style-name="T5">4</text:span>. <text:span text:style-name="T5">Наше решение</text:span></text:p>
      <text:p text:style-name="P7"/>
      <text:p text:style-name="P12"><text:tab/>Мы предлагаем LLM для решения данной задачи, которая весит всего 50Мб и обрабатывает около 5 запросов в секунду на среднем процессоре на ноутбуке. <text:span text:style-name="T5">Данное</text:span> решение позволит выделить существующие можности под тяжелого агента, и не тратить их на фильтрацию запросов. <text:span text:style-name="T5">Первым этапом мы обучили русскоязычный BERT нескольких переведенных на русский датасетов. Затем сделали квантизацию модели, что позволило значительно уменьшить вес и увеличить скорость.</text:span></text:p>
      <text:p text:style-name="P13"/>
      <text:p text:style-name="P7"/>
      <text:p text:style-name="P7"/>
      <text:p text:style-name="P8"><text:soft-page-break/>5. Продукт</text:p>
      <text:p text:style-name="P8"/>
      <text:p text:style-name="P9"><text:tab/><text:span text:style-name="T6">Наш продукт – это пайтон фреймворк</text:span><text:span text:style-name="T7">, главной функций в котором будет как раз фильтр поступающих промптов. Предпологается что он будет встраиваться в пайплайн обработки запросов на сервере</text:span></text:p>
      <text:p text:style-name="P9"><text:span text:style-name="T7"/></text:p>
      <text:p text:style-name="P19">6. Далее</text:p>
      <text:p text:style-name="P8"/>
      <text:p text:style-name="P14"><text:tab/>В дальнейшем мы планируем<text:tab/> расширить набор данных, на которых обучалась модель, подумать над другими архитектурными решениями и возможный fine-tune под специфические задачи заказчиков.</text:p>
      <text:p text:style-name="P14"/>
      <text:p text:style-name="P10">7. Нахуй надо</text:p>
      <text:p text:style-name="P16">(нахуй не надо)</text:p>
      <text:p text:style-name="P16"/>
      <text:p text:style-name="P14"><text:tab/><text:span text:style-name="T8">Наше решение будет полезно многим организациям. Рынок компаний, которые использую ИИ-агентов для общения с клиентами оценивается в 350млрд рублей, с прогнозируемым ростом, что может обеспечить выруску в 100млн рублей.</text:span></text:p>
      <text:p text:style-name="P15"/>
      <text:p text:style-name="P10">8. Команда</text:p>
      <text:p text:style-name="P11"/>
      <text:p text:style-name="P17"><text:tab/>Над данным <text:span text:style-name="T10">проектом</text:span> трудилась команда разработчиков, имеющих опыт решения нестандартных задач: <text:span text:style-name="T9">проходили дополнительные образовательные программы, учавствовали и побеждали в хакатонах.</text:span></text:p>
      <text:p text:style-name="P17"/>
      <text:p text:style-name="P4"/>
      <text:p text:style-name="P7"><text:span text:style-name="T10">9</text:span>. Последний слайд с контактами</text:p>
      <text:p text:style-name="P2"/>
      <text:p text:style-name="P6"><text:tab/>Если нам удалось вас заинтересовать, вы можете связаться с нами по предоставленному QR-коду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1T18:53:10.661078335</meta:creation-date>
    <dc:date>2025-12-11T22:12:41.264147384</dc:date>
    <meta:editing-duration>PT23M5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2" meta:paragraph-count="21" meta:word-count="367" meta:character-count="2712" meta:non-whitespace-character-count="2349"/>
  </office:meta>
</office:document-meta>
</file>